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8.32cm" svg:height="8.16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502cm" svg:height="4.218cm" svg:x="4.343cm" svg:y="2.79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6.221cm" svg:height="2.549cm" svg:x="1.297cm" svg:y="1.323cm">
          <draw:text-box>
            <text:p>Pattern:<text:tab/><text:tab/>a*/aaa</text:p>
            <text:p/>
            <text:p>Diagram:</text:p>
          </draw:text-box>
        </draw:frame>
        <draw:custom-shape draw:style-name="gr3" draw:text-style-name="P1" draw:id="id1" draw:layer="layout" svg:width="1.073cm" svg:height="1.049cm" svg:x="4.917cm" svg:y="4.75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1" draw:id="id2" draw:layer="layout" svg:width="1.073cm" svg:height="1.049cm" svg:x="8.238cm" svg:y="4.75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1" draw:id="id3" draw:layer="layout" svg:width="1.073cm" svg:height="1.049cm" svg:x="11.584cm" svg:y="4.756cm">
          <text:p text:style-name="P1">3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.99cm" svg:y1="5.28cm" svg:x2="8.238cm" svg:y2="5.28cm" draw:start-shape="id1" draw:start-glue-point="1" draw:end-shape="id2" draw:end-glue-point="3" svg:d="m5990 5280h2248">
          <text:p/>
        </draw:connector>
        <draw:connector draw:style-name="gr4" draw:text-style-name="P1" draw:layer="layout" draw:type="line" svg:x1="9.311cm" svg:y1="5.28cm" svg:x2="11.584cm" svg:y2="5.28cm" draw:start-shape="id2" draw:start-glue-point="1" draw:end-shape="id3" draw:end-glue-point="3" svg:d="m9311 5280h2273">
          <text:p/>
        </draw:connector>
        <draw:frame draw:style-name="gr2" draw:layer="layout" svg:width="0.824cm" svg:height="1.017cm" svg:x="9.934cm" svg:y="4.27cm">
          <draw:text-box>
            <text:p>a</text:p>
          </draw:text-box>
        </draw:frame>
        <draw:frame draw:style-name="gr2" draw:layer="layout" svg:width="1.26cm" svg:height="1.017cm" svg:x="11.531cm" svg:y="5.816cm">
          <draw:text-box>
            <text:p>A1</text:p>
          </draw:text-box>
        </draw:frame>
        <draw:frame draw:style-name="gr2" draw:layer="layout" svg:width="0.824cm" svg:height="1.017cm" svg:x="6.539cm" svg:y="4.32cm">
          <draw:text-box>
            <text:p>a</text:p>
          </draw:text-box>
        </draw:frame>
        <draw:frame draw:style-name="gr2" draw:layer="layout" svg:width="1.26cm" svg:height="1.017cm" svg:x="8.162cm" svg:y="5.792cm">
          <draw:text-box>
            <text:p>A0</text:p>
          </draw:text-box>
        </draw:frame>
        <draw:frame draw:style-name="gr2" draw:layer="layout" svg:width="12.377cm" svg:height="1.017cm" svg:x="1.297cm" svg:y="7.638cm">
          <draw:text-box>
            <text:p>Shorthand:<text:tab/>1[2]--a--2[1]--a--3--a--4--a--5</text:p>
          </draw:text-box>
        </draw:frame>
        <draw:custom-shape draw:style-name="gr3" draw:text-style-name="P1" draw:id="id4" draw:layer="layout" svg:width="1.073cm" svg:height="1.049cm" svg:x="14.579cm" svg:y="4.757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3" draw:text-style-name="P1" draw:id="id5" draw:layer="layout" svg:width="1.073cm" svg:height="1.049cm" svg:x="17.45cm" svg:y="4.732cm">
          <text:p text:style-name="P1">5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5.652cm" svg:y1="5.281cm" svg:x2="17.45cm" svg:y2="5.256cm" draw:start-shape="id4" draw:start-glue-point="1" draw:end-shape="id5" draw:end-glue-point="3" svg:d="m15652 5281 1798-25">
          <text:p/>
        </draw:connector>
        <draw:frame draw:style-name="gr2" draw:layer="layout" svg:width="1.26cm" svg:height="1.017cm" svg:x="17.397cm" svg:y="5.792cm">
          <draw:text-box>
            <text:p>A3</text:p>
          </draw:text-box>
        </draw:frame>
        <draw:frame draw:style-name="gr2" draw:layer="layout" svg:width="1.26cm" svg:height="1.017cm" svg:x="14.503cm" svg:y="5.793cm">
          <draw:text-box>
            <text:p>A2</text:p>
          </draw:text-box>
        </draw:frame>
        <draw:connector draw:style-name="gr4" draw:text-style-name="P1" draw:layer="layout" draw:type="line" svg:x1="12.657cm" svg:y1="5.28cm" svg:x2="14.579cm" svg:y2="5.281cm" draw:start-shape="id3" draw:start-glue-point="1" draw:end-shape="id4" draw:end-glue-point="3" svg:d="m12657 5280 1922 1">
          <text:p/>
        </draw:connector>
        <draw:connector draw:style-name="gr5" draw:text-style-name="P1" draw:layer="layout" draw:type="curve" draw:line-skew="-0.865cm" svg:x1="5.453cm" svg:y1="4.756cm" svg:x2="8.774cm" svg:y2="4.756cm" draw:start-shape="id1" draw:start-glue-point="0" draw:end-shape="id2" svg:d="m5453 4756c0-2068 3321-2068 3321 0">
          <text:p/>
        </draw:connector>
        <draw:frame draw:style-name="gr2" draw:layer="layout" svg:width="0.824cm" svg:height="1.017cm" svg:x="13.204cm" svg:y="4.344cm">
          <draw:text-box>
            <text:p>a</text:p>
          </draw:text-box>
        </draw:frame>
        <draw:frame draw:style-name="gr2" draw:layer="layout" svg:width="0.824cm" svg:height="1.017cm" svg:x="15.975cm" svg:y="4.295cm">
          <draw:text-box>
            <text:p>a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Charter'" style:font-style-name="Regular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229cm" draw:marker-end="Arrow" draw:marker-end-width="0.229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fill="none" draw:fill-image-width="0cm" draw:fill-image-height="0cm"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646cm" svg:x="1cm" svg:y="3.597cm" draw:page-number="1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Default" style:page-layout-name="PM1" draw:style-name="Mdp1">
      <draw:frame presentation:style-name="Default-title" draw:layer="backgroundobjects" svg:width="16.487cm" svg:height="1.363cm" svg:x="1.916cm" svg:y="1.324cm" presentation:class="title" presentation:placeholder="true">
        <draw:text-box/>
      </draw:frame>
      <draw:frame presentation:style-name="Default-outline1" draw:layer="backgroundobjects" svg:width="16.487cm" svg:height="9.673cm" svg:x="1.916cm" svg:y="2.908cm" presentation:class="outline" presentation:placeholder="true">
        <draw:text-box/>
      </draw:frame>
      <draw:frame presentation:style-name="Mpr1" draw:text-style-name="MP1" draw:layer="backgroundobjects" svg:width="4.268cm" svg:height="0.563cm" svg:x="1.916cm" svg:y="8.4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806cm" svg:height="0.563cm" svg:x="7.265cm" svg:y="8.4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268cm" svg:height="0.563cm" svg:x="14.135cm" svg:y="8.4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2-03T22:31:45</meta:creation-date>
    <meta:editing-duration>PT00H46M21S</meta:editing-duration>
    <meta:editing-cycles>7</meta:editing-cycles>
    <dc:date>2010-12-22T15:17:48</dc:date>
    <meta:generator>OpenOffice.org/3.2$Linux OpenOffice.org_project/320m19$Build-9505</meta:generator>
    <meta:document-statistic meta:object-count="45"/>
  </office:meta>
</office:document-meta>
</file>